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original picture</text:p>
          </table:table-cell>
          <table:table-cell table:number-columns-repeated="2" office:value-type="string">
            <text:p>def deepdream(net, base_img, iter_n=10, octave_n=4, octave_scale=1.4, end='inception_4c/output', clip=True, **step_params):</text:p>
          </table:table-cell>
          <table:table-cell office:value-type="string">
            <text:p>def deepdream(net, base_img, iter_n=15, octave_n=8, octave_scale=1.4, end='inception_4c/output', clip=True, **step_params):</text:p>
          </table:table-cell>
        </table:table-row>
        <table:table-row table:style-name="ro1">
          <table:table-cell office:value-type="string">
            <text:p>ai1.jpg</text:p>
          </table:table-cell>
          <table:table-cell office:value-type="string">
            <text:p>ai1dream.png</text:p>
          </table:table-cell>
          <table:table-cell office:value-type="string">
            <text:p>ai1dream2.png</text:p>
          </table:table-cell>
          <table:table-cell office:value-type="string">
            <text:p>ai1dream3.png</text:p>
          </table:table-cell>
        </table:table-row>
        <table:table-row table:style-name="ro1">
          <table:table-cell office:value-type="string">
            <text:p>ai2.jpg</text:p>
          </table:table-cell>
          <table:table-cell office:value-type="string">
            <text:p>ai2dream.png</text:p>
          </table:table-cell>
          <table:table-cell office:value-type="string">
            <text:p>ai2dream2.png</text:p>
          </table:table-cell>
          <table:table-cell office:value-type="string">
            <text:p>ai2dream3.png</text:p>
          </table:table-cell>
        </table:table-row>
        <table:table-row table:style-name="ro1">
          <table:table-cell office:value-type="string">
            <text:p>ai3.jpg</text:p>
          </table:table-cell>
          <table:table-cell office:value-type="string">
            <text:p>ai3dream.png</text:p>
          </table:table-cell>
          <table:table-cell office:value-type="string">
            <text:p>ai3dream2.png</text:p>
          </table:table-cell>
          <table:table-cell office:value-type="string">
            <text:p>ai3dream3.png</text:p>
          </table:table-cell>
        </table:table-row>
        <table:table-row table:style-name="ro1">
          <table:table-cell office:value-type="string">
            <text:p>ai4.jpg</text:p>
          </table:table-cell>
          <table:table-cell office:value-type="string">
            <text:p>ai4dream.png</text:p>
          </table:table-cell>
          <table:table-cell office:value-type="string">
            <text:p>ai4dream2.png</text:p>
          </table:table-cell>
          <table:table-cell office:value-type="string">
            <text:p>ai4dream3.png</text:p>
          </table:table-cell>
        </table:table-row>
        <table:table-row table:style-name="ro1">
          <table:table-cell office:value-type="string">
            <text:p>ai5.jpg</text:p>
          </table:table-cell>
          <table:table-cell office:value-type="string">
            <text:p>ai5dream.png</text:p>
          </table:table-cell>
          <table:table-cell office:value-type="string">
            <text:p>ai5dream2.png</text:p>
          </table:table-cell>
          <table:table-cell office:value-type="string">
            <text:p>ai5dream3.png</text:p>
          </table:table-cell>
        </table:table-row>
        <table:table-row table:style-name="ro1">
          <table:table-cell office:value-type="string">
            <text:p>ai6.jpg</text:p>
          </table:table-cell>
          <table:table-cell office:value-type="string">
            <text:p>ai6dream.png</text:p>
          </table:table-cell>
          <table:table-cell office:value-type="string">
            <text:p>ai6dream2.png</text:p>
          </table:table-cell>
          <table:table-cell office:value-type="string">
            <text:p>ai6dream3.png</text:p>
          </table:table-cell>
        </table:table-row>
        <table:table-row table:style-name="ro1">
          <table:table-cell office:value-type="string">
            <text:p>ar1.jpg</text:p>
          </table:table-cell>
          <table:table-cell office:value-type="string">
            <text:p>ar1dream.png</text:p>
          </table:table-cell>
          <table:table-cell office:value-type="string">
            <text:p>ar1dream2.png</text:p>
          </table:table-cell>
          <table:table-cell office:value-type="string">
            <text:p>ar1dream3.png</text:p>
          </table:table-cell>
        </table:table-row>
        <table:table-row table:style-name="ro1">
          <table:table-cell office:value-type="string">
            <text:p>ar2.jpg</text:p>
          </table:table-cell>
          <table:table-cell office:value-type="string">
            <text:p>ar2dream.png</text:p>
          </table:table-cell>
          <table:table-cell office:value-type="string">
            <text:p>ar2dream2.png</text:p>
          </table:table-cell>
          <table:table-cell office:value-type="string">
            <text:p>ar2dream3.png</text:p>
          </table:table-cell>
        </table:table-row>
        <table:table-row table:style-name="ro1">
          <table:table-cell office:value-type="string">
            <text:p>ar3.jpg</text:p>
          </table:table-cell>
          <table:table-cell office:value-type="string">
            <text:p>ar3dream.png</text:p>
          </table:table-cell>
          <table:table-cell office:value-type="string">
            <text:p>ar3dream2.png</text:p>
          </table:table-cell>
          <table:table-cell office:value-type="string">
            <text:p>ar3dream3.png</text:p>
          </table:table-cell>
        </table:table-row>
        <table:table-row table:style-name="ro1">
          <table:table-cell office:value-type="string">
            <text:p>ar4.jpg</text:p>
          </table:table-cell>
          <table:table-cell office:value-type="string">
            <text:p>ar4dream.png</text:p>
          </table:table-cell>
          <table:table-cell office:value-type="string">
            <text:p>ar4dream2.png</text:p>
          </table:table-cell>
          <table:table-cell office:value-type="string">
            <text:p>ar4dream3.png</text:p>
          </table:table-cell>
        </table:table-row>
        <table:table-row table:style-name="ro1">
          <table:table-cell office:value-type="string">
            <text:p>ar5.jpg</text:p>
          </table:table-cell>
          <table:table-cell office:value-type="string">
            <text:p>ar5dream.png</text:p>
          </table:table-cell>
          <table:table-cell office:value-type="string">
            <text:p>ar5dream2.png</text:p>
          </table:table-cell>
          <table:table-cell office:value-type="string">
            <text:p>ar5dream3.png</text:p>
          </table:table-cell>
        </table:table-row>
        <table:table-row table:style-name="ro1">
          <table:table-cell office:value-type="string">
            <text:p>ar6.jpg</text:p>
          </table:table-cell>
          <table:table-cell office:value-type="string">
            <text:p>ar6dream.png</text:p>
          </table:table-cell>
          <table:table-cell office:value-type="string">
            <text:p>ar6dream2.png</text:p>
          </table:table-cell>
          <table:table-cell office:value-type="string">
            <text:p>ar6dream3.png</text:p>
          </table:table-cell>
        </table:table-row>
        <table:table-row table:style-name="ro1">
          <table:table-cell office:value-type="string">
            <text:p>ar7.jpg</text:p>
          </table:table-cell>
          <table:table-cell office:value-type="string">
            <text:p>ar7dream.png</text:p>
          </table:table-cell>
          <table:table-cell office:value-type="string">
            <text:p>ar7dream2.png</text:p>
          </table:table-cell>
          <table:table-cell office:value-type="string">
            <text:p>ar7dream3.png</text:p>
          </table:table-cell>
        </table:table-row>
        <table:table-row table:style-name="ro1">
          <table:table-cell office:value-type="string">
            <text:p>ar8.jpg</text:p>
          </table:table-cell>
          <table:table-cell office:value-type="string">
            <text:p>ar8dream.png</text:p>
          </table:table-cell>
          <table:table-cell office:value-type="string">
            <text:p>ar8dream2.png</text:p>
          </table:table-cell>
          <table:table-cell office:value-type="string">
            <text:p>ar8dream3.png</text:p>
          </table:table-cell>
        </table:table-row>
        <table:table-row table:style-name="ro1">
          <table:table-cell office:value-type="string">
            <text:p>ar9.jpg</text:p>
          </table:table-cell>
          <table:table-cell office:value-type="string">
            <text:p>ar9dream.png</text:p>
          </table:table-cell>
          <table:table-cell office:value-type="string">
            <text:p>ar9dream2.png</text:p>
          </table:table-cell>
          <table:table-cell office:value-type="string">
            <text:p>ar9dream3.png</text:p>
          </table:table-cell>
        </table:table-row>
        <table:table-row table:style-name="ro1">
          <table:table-cell office:value-type="string">
            <text:p>ar10.jpg</text:p>
          </table:table-cell>
          <table:table-cell office:value-type="string">
            <text:p>ar10dream.png</text:p>
          </table:table-cell>
          <table:table-cell office:value-type="string">
            <text:p>ar10dream2.png</text:p>
          </table:table-cell>
          <table:table-cell office:value-type="string">
            <text:p>ar10dream3.png</text:p>
          </table:table-cell>
        </table:table-row>
        <table:table-row table:style-name="ro1">
          <table:table-cell office:value-type="string">
            <text:p>ar11.jpg</text:p>
          </table:table-cell>
          <table:table-cell office:value-type="string">
            <text:p>ar11dream.png</text:p>
          </table:table-cell>
          <table:table-cell office:value-type="string">
            <text:p>ar11dream2.png</text:p>
          </table:table-cell>
          <table:table-cell office:value-type="string">
            <text:p>ar11dream3.png</text:p>
          </table:table-cell>
        </table:table-row>
        <table:table-row table:style-name="ro1">
          <table:table-cell office:value-type="string">
            <text:p>ar12.jpg</text:p>
          </table:table-cell>
          <table:table-cell office:value-type="string">
            <text:p>ar12dream.png</text:p>
          </table:table-cell>
          <table:table-cell office:value-type="string">
            <text:p>ar12dream2.png</text:p>
          </table:table-cell>
          <table:table-cell office:value-type="string">
            <text:p>ar12dream3.png</text:p>
          </table:table-cell>
        </table:table-row>
        <table:table-row table:style-name="ro1">
          <table:table-cell office:value-type="string">
            <text:p>ar13.jpg</text:p>
          </table:table-cell>
          <table:table-cell office:value-type="string">
            <text:p>ar13dream.png</text:p>
          </table:table-cell>
          <table:table-cell office:value-type="string">
            <text:p>ar13dream2.png</text:p>
          </table:table-cell>
          <table:table-cell office:value-type="string">
            <text:p>ar13dream3.png</text:p>
          </table:table-cell>
        </table:table-row>
        <table:table-row table:style-name="ro1">
          <table:table-cell office:value-type="string">
            <text:p>ar14.jpg</text:p>
          </table:table-cell>
          <table:table-cell office:value-type="string">
            <text:p>ar14dream.png</text:p>
          </table:table-cell>
          <table:table-cell office:value-type="string">
            <text:p>ar14dream2.png</text:p>
          </table:table-cell>
          <table:table-cell office:value-type="string">
            <text:p>ar14dream3.png</text:p>
          </table:table-cell>
        </table:table-row>
        <table:table-row table:style-name="ro1">
          <table:table-cell office:value-type="string">
            <text:p>ar15.jpg</text:p>
          </table:table-cell>
          <table:table-cell office:value-type="string">
            <text:p>ar15dream.png</text:p>
          </table:table-cell>
          <table:table-cell office:value-type="string">
            <text:p>ar15dream2.png</text:p>
          </table:table-cell>
          <table:table-cell office:value-type="string">
            <text:p>ar15dream3.png</text:p>
          </table:table-cell>
        </table:table-row>
        <table:table-row table:style-name="ro1">
          <table:table-cell office:value-type="string">
            <text:p>ar16.jpg</text:p>
          </table:table-cell>
          <table:table-cell office:value-type="string">
            <text:p>ar16dream.png</text:p>
          </table:table-cell>
          <table:table-cell office:value-type="string">
            <text:p>ar16dream2.png</text:p>
          </table:table-cell>
          <table:table-cell office:value-type="string">
            <text:p>ar16dream3.png</text:p>
          </table:table-cell>
        </table:table-row>
        <table:table-row table:style-name="ro1">
          <table:table-cell office:value-type="string">
            <text:p>ar17.jpg</text:p>
          </table:table-cell>
          <table:table-cell office:value-type="string">
            <text:p>ar17dream.png</text:p>
          </table:table-cell>
          <table:table-cell office:value-type="string">
            <text:p>ar17dream2.png</text:p>
          </table:table-cell>
          <table:table-cell office:value-type="string">
            <text:p>ar17dream3.png</text:p>
          </table:table-cell>
        </table:table-row>
        <table:table-row table:style-name="ro1">
          <table:table-cell office:value-type="string">
            <text:p>ar18.jpg</text:p>
          </table:table-cell>
          <table:table-cell office:value-type="string">
            <text:p>ar18dream.png</text:p>
          </table:table-cell>
          <table:table-cell office:value-type="string">
            <text:p>ar18dream2.png</text:p>
          </table:table-cell>
          <table:table-cell office:value-type="string">
            <text:p>ar18dream3.png</text:p>
          </table:table-cell>
        </table:table-row>
        <table:table-row table:style-name="ro1">
          <table:table-cell office:value-type="string">
            <text:p>ar19.jpg</text:p>
          </table:table-cell>
          <table:table-cell office:value-type="string">
            <text:p>ar19dream.png</text:p>
          </table:table-cell>
          <table:table-cell office:value-type="string">
            <text:p>ar19dream2.png</text:p>
          </table:table-cell>
          <table:table-cell office:value-type="string">
            <text:p>ar19dream3.png</text:p>
          </table:table-cell>
        </table:table-row>
        <table:table-row table:style-name="ro1">
          <table:table-cell office:value-type="string">
            <text:p>ar20.jpg</text:p>
          </table:table-cell>
          <table:table-cell office:value-type="string">
            <text:p>ar20dream.png</text:p>
          </table:table-cell>
          <table:table-cell office:value-type="string">
            <text:p>ar20dream2.png</text:p>
          </table:table-cell>
          <table:table-cell office:value-type="string">
            <text:p>ar20dream3.png</text:p>
          </table:table-cell>
        </table:table-row>
        <table:table-row table:style-name="ro1">
          <table:table-cell office:value-type="string">
            <text:p>ar21.jpg</text:p>
          </table:table-cell>
          <table:table-cell office:value-type="string">
            <text:p>ar21dream.png</text:p>
          </table:table-cell>
          <table:table-cell office:value-type="string">
            <text:p>ar21dream2.png</text:p>
          </table:table-cell>
          <table:table-cell office:value-type="string">
            <text:p>ar21dream3.png</text:p>
          </table:table-cell>
        </table:table-row>
        <table:table-row table:style-name="ro1">
          <table:table-cell office:value-type="string">
            <text:p>ar22.jpg</text:p>
          </table:table-cell>
          <table:table-cell office:value-type="string">
            <text:p>ar22dream.png</text:p>
          </table:table-cell>
          <table:table-cell office:value-type="string">
            <text:p>ar22dream2.png</text:p>
          </table:table-cell>
          <table:table-cell office:value-type="string">
            <text:p>ar22dream3.png</text:p>
          </table:table-cell>
        </table:table-row>
        <table:table-row table:style-name="ro1">
          <table:table-cell office:value-type="string">
            <text:p>c1.jpg</text:p>
          </table:table-cell>
          <table:table-cell office:value-type="string">
            <text:p>c1dream.png</text:p>
          </table:table-cell>
          <table:table-cell office:value-type="string">
            <text:p>c1dream2.png</text:p>
          </table:table-cell>
          <table:table-cell office:value-type="string">
            <text:p>c1dream3.png</text:p>
          </table:table-cell>
        </table:table-row>
        <table:table-row table:style-name="ro1">
          <table:table-cell office:value-type="string">
            <text:p>c2.jpg</text:p>
          </table:table-cell>
          <table:table-cell office:value-type="string">
            <text:p>c2dream.png</text:p>
          </table:table-cell>
          <table:table-cell office:value-type="string">
            <text:p>c2dream2.png</text:p>
          </table:table-cell>
          <table:table-cell office:value-type="string">
            <text:p>c2dream3.png</text:p>
          </table:table-cell>
        </table:table-row>
        <table:table-row table:style-name="ro1">
          <table:table-cell office:value-type="string">
            <text:p>c3.jpg</text:p>
          </table:table-cell>
          <table:table-cell office:value-type="string">
            <text:p>c3dream.png</text:p>
          </table:table-cell>
          <table:table-cell office:value-type="string">
            <text:p>c3dream2.png</text:p>
          </table:table-cell>
          <table:table-cell office:value-type="string">
            <text:p>c3dream3.png</text:p>
          </table:table-cell>
        </table:table-row>
        <table:table-row table:style-name="ro1">
          <table:table-cell office:value-type="string">
            <text:p>c4.jpg</text:p>
          </table:table-cell>
          <table:table-cell office:value-type="string">
            <text:p>c4dream.png</text:p>
          </table:table-cell>
          <table:table-cell office:value-type="string">
            <text:p>c4dream2.png</text:p>
          </table:table-cell>
          <table:table-cell office:value-type="string">
            <text:p>c4dream3.png</text:p>
          </table:table-cell>
        </table:table-row>
        <table:table-row table:style-name="ro1">
          <table:table-cell office:value-type="string">
            <text:p>c5.jpg</text:p>
          </table:table-cell>
          <table:table-cell office:value-type="string">
            <text:p>c5dream.png</text:p>
          </table:table-cell>
          <table:table-cell office:value-type="string">
            <text:p>c5dream2.png</text:p>
          </table:table-cell>
          <table:table-cell office:value-type="string">
            <text:p>c5dream3.png</text:p>
          </table:table-cell>
        </table:table-row>
        <table:table-row table:style-name="ro1">
          <table:table-cell office:value-type="string">
            <text:p>c6.jpg</text:p>
          </table:table-cell>
          <table:table-cell office:value-type="string">
            <text:p>c6dream.png</text:p>
          </table:table-cell>
          <table:table-cell office:value-type="string">
            <text:p>c6dream2.png</text:p>
          </table:table-cell>
          <table:table-cell office:value-type="string">
            <text:p>c6dream3.png</text:p>
          </table:table-cell>
        </table:table-row>
        <table:table-row table:style-name="ro1">
          <table:table-cell office:value-type="string">
            <text:p>c7.jpg</text:p>
          </table:table-cell>
          <table:table-cell office:value-type="string">
            <text:p>c7dream.png</text:p>
          </table:table-cell>
          <table:table-cell office:value-type="string">
            <text:p>c7dream2.png</text:p>
          </table:table-cell>
          <table:table-cell office:value-type="string">
            <text:p>c7dream3.png</text:p>
          </table:table-cell>
        </table:table-row>
        <table:table-row table:style-name="ro1">
          <table:table-cell office:value-type="string">
            <text:p>c8.jpg</text:p>
          </table:table-cell>
          <table:table-cell office:value-type="string">
            <text:p>c8dream.png</text:p>
          </table:table-cell>
          <table:table-cell office:value-type="string">
            <text:p>c8dream2.png</text:p>
          </table:table-cell>
          <table:table-cell office:value-type="string">
            <text:p>c8dream3.png</text:p>
          </table:table-cell>
        </table:table-row>
        <table:table-row table:style-name="ro1">
          <table:table-cell office:value-type="string">
            <text:p>c9.jpg</text:p>
          </table:table-cell>
          <table:table-cell office:value-type="string">
            <text:p>c9dream.png</text:p>
          </table:table-cell>
          <table:table-cell office:value-type="string">
            <text:p>c9dream2.png</text:p>
          </table:table-cell>
          <table:table-cell office:value-type="string">
            <text:p>c9dream3.png</text:p>
          </table:table-cell>
        </table:table-row>
        <table:table-row table:style-name="ro1">
          <table:table-cell table:style-name="ce1" office:value-type="string">
            <text:p>n1.jpg</text:p>
          </table:table-cell>
          <table:table-cell office:value-type="string">
            <text:p>n1dream.png</text:p>
          </table:table-cell>
          <table:table-cell office:value-type="string">
            <text:p>n1dream2.png</text:p>
          </table:table-cell>
          <table:table-cell office:value-type="string">
            <text:p>n1dream3.png</text:p>
          </table:table-cell>
        </table:table-row>
        <table:table-row table:style-name="ro1">
          <table:table-cell table:style-name="ce1" office:value-type="string">
            <text:p>n2.jpg</text:p>
          </table:table-cell>
          <table:table-cell office:value-type="string">
            <text:p>n2dream.png</text:p>
          </table:table-cell>
          <table:table-cell office:value-type="string">
            <text:p>n2dream2.png</text:p>
          </table:table-cell>
          <table:table-cell office:value-type="string">
            <text:p>n2dream3.png</text:p>
          </table:table-cell>
        </table:table-row>
        <table:table-row table:style-name="ro1">
          <table:table-cell table:style-name="ce1" office:value-type="string">
            <text:p>n3.jpg</text:p>
          </table:table-cell>
          <table:table-cell office:value-type="string">
            <text:p>n3dream.png</text:p>
          </table:table-cell>
          <table:table-cell office:value-type="string">
            <text:p>n3dream2.png</text:p>
          </table:table-cell>
          <table:table-cell office:value-type="string">
            <text:p>n3dream3.png</text:p>
          </table:table-cell>
        </table:table-row>
        <table:table-row table:style-name="ro1">
          <table:table-cell table:style-name="ce1" office:value-type="string">
            <text:p>n4.jpg</text:p>
          </table:table-cell>
          <table:table-cell office:value-type="string">
            <text:p>n4dream.png</text:p>
          </table:table-cell>
          <table:table-cell office:value-type="string">
            <text:p>n4dream2.png</text:p>
          </table:table-cell>
          <table:table-cell office:value-type="string">
            <text:p>n4dream3.png</text:p>
          </table:table-cell>
        </table:table-row>
        <table:table-row table:style-name="ro1">
          <table:table-cell table:style-name="ce1" office:value-type="string">
            <text:p>n5.jpg</text:p>
          </table:table-cell>
          <table:table-cell office:value-type="string">
            <text:p>n5dream.png</text:p>
          </table:table-cell>
          <table:table-cell office:value-type="string">
            <text:p>n5dream2.png</text:p>
          </table:table-cell>
          <table:table-cell office:value-type="string">
            <text:p>n5dream3.png</text:p>
          </table:table-cell>
        </table:table-row>
        <table:table-row table:style-name="ro1">
          <table:table-cell table:style-name="ce1" office:value-type="string">
            <text:p>n6.jpg</text:p>
          </table:table-cell>
          <table:table-cell office:value-type="string">
            <text:p>n6dream.png</text:p>
          </table:table-cell>
          <table:table-cell office:value-type="string">
            <text:p>n6dream2.png</text:p>
          </table:table-cell>
          <table:table-cell office:value-type="string">
            <text:p>n6dream3.png</text:p>
          </table:table-cell>
        </table:table-row>
        <table:table-row table:style-name="ro1">
          <table:table-cell table:style-name="ce1" office:value-type="string">
            <text:p>n7.jpg</text:p>
          </table:table-cell>
          <table:table-cell office:value-type="string">
            <text:p>n7dream.png</text:p>
          </table:table-cell>
          <table:table-cell office:value-type="string">
            <text:p>n7dream2.png</text:p>
          </table:table-cell>
          <table:table-cell office:value-type="string">
            <text:p>n7dream3.png</text:p>
          </table:table-cell>
        </table:table-row>
        <table:table-row table:style-name="ro1">
          <table:table-cell table:style-name="ce1" office:value-type="string">
            <text:p>n8.jpg</text:p>
          </table:table-cell>
          <table:table-cell office:value-type="string">
            <text:p>n8dream.png</text:p>
          </table:table-cell>
          <table:table-cell office:value-type="string">
            <text:p>n8dream2.png</text:p>
          </table:table-cell>
          <table:table-cell office:value-type="string">
            <text:p>n8dream3.png</text:p>
          </table:table-cell>
        </table:table-row>
        <table:table-row table:style-name="ro1">
          <table:table-cell table:style-name="ce1" office:value-type="string">
            <text:p>n9.jpg</text:p>
          </table:table-cell>
          <table:table-cell office:value-type="string">
            <text:p>n9dream.png</text:p>
          </table:table-cell>
          <table:table-cell office:value-type="string">
            <text:p>n9dream2.png</text:p>
          </table:table-cell>
          <table:table-cell office:value-type="string">
            <text:p>n9dream3.png</text:p>
          </table:table-cell>
        </table:table-row>
        <table:table-row table:style-name="ro1">
          <table:table-cell table:style-name="ce1" office:value-type="string">
            <text:p>n10.jpg</text:p>
          </table:table-cell>
          <table:table-cell office:value-type="string">
            <text:p>n10dream.png</text:p>
          </table:table-cell>
          <table:table-cell office:value-type="string">
            <text:p>n10dream2.png</text:p>
          </table:table-cell>
          <table:table-cell office:value-type="string">
            <text:p>n10dream3.png</text:p>
          </table:table-cell>
        </table:table-row>
        <table:table-row table:style-name="ro1">
          <table:table-cell table:style-name="ce1" office:value-type="string">
            <text:p>n11.jpg</text:p>
          </table:table-cell>
          <table:table-cell office:value-type="string">
            <text:p>n11dream.png</text:p>
          </table:table-cell>
          <table:table-cell office:value-type="string">
            <text:p>n11dream2.png</text:p>
          </table:table-cell>
          <table:table-cell office:value-type="string">
            <text:p>n11dream3.png</text:p>
          </table:table-cell>
        </table:table-row>
        <table:table-row table:style-name="ro1">
          <table:table-cell table:style-name="ce1" office:value-type="string">
            <text:p>n12.jpg</text:p>
          </table:table-cell>
          <table:table-cell office:value-type="string">
            <text:p>n12dream.png</text:p>
          </table:table-cell>
          <table:table-cell office:value-type="string">
            <text:p>n12dream2.png</text:p>
          </table:table-cell>
          <table:table-cell office:value-type="string">
            <text:p>n12dream3.png</text:p>
          </table:table-cell>
        </table:table-row>
        <table:table-row table:style-name="ro1">
          <table:table-cell table:style-name="ce1" office:value-type="string">
            <text:p>n13.jpg</text:p>
          </table:table-cell>
          <table:table-cell office:value-type="string">
            <text:p>n13dream.png</text:p>
          </table:table-cell>
          <table:table-cell office:value-type="string">
            <text:p>n13dream2.png</text:p>
          </table:table-cell>
          <table:table-cell office:value-type="string">
            <text:p>n13dream3.png</text:p>
          </table:table-cell>
        </table:table-row>
        <table:table-row table:style-name="ro1">
          <table:table-cell table:style-name="ce1" office:value-type="string">
            <text:p>n14.jpg</text:p>
          </table:table-cell>
          <table:table-cell office:value-type="string">
            <text:p>n14dream.png</text:p>
          </table:table-cell>
          <table:table-cell office:value-type="string">
            <text:p>n14dream2.png</text:p>
          </table:table-cell>
          <table:table-cell office:value-type="string">
            <text:p>n14dream3.png</text:p>
          </table:table-cell>
        </table:table-row>
        <table:table-row table:style-name="ro1">
          <table:table-cell table:style-name="ce1" office:value-type="string">
            <text:p>n15.jpg</text:p>
          </table:table-cell>
          <table:table-cell office:value-type="string">
            <text:p>n15dream.png</text:p>
          </table:table-cell>
          <table:table-cell office:value-type="string">
            <text:p>n15dream2.png</text:p>
          </table:table-cell>
          <table:table-cell office:value-type="string">
            <text:p>n15dream3.png</text:p>
          </table:table-cell>
        </table:table-row>
        <table:table-row table:style-name="ro1">
          <table:table-cell table:style-name="ce1" office:value-type="string">
            <text:p>n16.jpg</text:p>
          </table:table-cell>
          <table:table-cell office:value-type="string">
            <text:p>n16dream.png</text:p>
          </table:table-cell>
          <table:table-cell office:value-type="string">
            <text:p>n16dream2.png</text:p>
          </table:table-cell>
          <table:table-cell office:value-type="string">
            <text:p>n16dream3.png</text:p>
          </table:table-cell>
        </table:table-row>
        <table:table-row table:style-name="ro1">
          <table:table-cell table:style-name="ce1" office:value-type="string">
            <text:p>n17.jpg</text:p>
          </table:table-cell>
          <table:table-cell office:value-type="string">
            <text:p>n17dream.png</text:p>
          </table:table-cell>
          <table:table-cell office:value-type="string">
            <text:p>n17dream2.png</text:p>
          </table:table-cell>
          <table:table-cell office:value-type="string">
            <text:p>n17dream3.png</text:p>
          </table:table-cell>
        </table:table-row>
        <table:table-row table:style-name="ro1">
          <table:table-cell table:style-name="ce1" office:value-type="string">
            <text:p>n18.jpg</text:p>
          </table:table-cell>
          <table:table-cell office:value-type="string">
            <text:p>n18dream.png</text:p>
          </table:table-cell>
          <table:table-cell office:value-type="string">
            <text:p>n18dream2.png</text:p>
          </table:table-cell>
          <table:table-cell office:value-type="string">
            <text:p>n18dream3.png</text:p>
          </table:table-cell>
        </table:table-row>
        <table:table-row table:style-name="ro1">
          <table:table-cell office:value-type="string">
            <text:p>o1.jpg</text:p>
          </table:table-cell>
          <table:table-cell office:value-type="string">
            <text:p>o1dream.png</text:p>
          </table:table-cell>
          <table:table-cell office:value-type="string">
            <text:p>o1dream2.png</text:p>
          </table:table-cell>
          <table:table-cell office:value-type="string">
            <text:p>o1dream3.png</text:p>
          </table:table-cell>
        </table:table-row>
        <table:table-row table:style-name="ro1">
          <table:table-cell office:value-type="string">
            <text:p>o2.jpg</text:p>
          </table:table-cell>
          <table:table-cell office:value-type="string">
            <text:p>o2dream.png</text:p>
          </table:table-cell>
          <table:table-cell office:value-type="string">
            <text:p>o2dream2.png</text:p>
          </table:table-cell>
          <table:table-cell office:value-type="string">
            <text:p>o2dream3.png</text:p>
          </table:table-cell>
        </table:table-row>
        <table:table-row table:style-name="ro1">
          <table:table-cell office:value-type="string">
            <text:p>o3.jpg</text:p>
          </table:table-cell>
          <table:table-cell office:value-type="string">
            <text:p>o3dream.png</text:p>
          </table:table-cell>
          <table:table-cell office:value-type="string">
            <text:p>o3dream2.png</text:p>
          </table:table-cell>
          <table:table-cell office:value-type="string">
            <text:p>o3dream3.png</text:p>
          </table:table-cell>
        </table:table-row>
        <table:table-row table:style-name="ro1">
          <table:table-cell office:value-type="string">
            <text:p>o4.jpg</text:p>
          </table:table-cell>
          <table:table-cell office:value-type="string">
            <text:p>o4dream.png</text:p>
          </table:table-cell>
          <table:table-cell office:value-type="string">
            <text:p>o4dream2.png</text:p>
          </table:table-cell>
          <table:table-cell office:value-type="string">
            <text:p>o4dream3.png</text:p>
          </table:table-cell>
        </table:table-row>
        <table:table-row table:style-name="ro1">
          <table:table-cell office:value-type="string">
            <text:p>ph1.jpg</text:p>
          </table:table-cell>
          <table:table-cell office:value-type="string">
            <text:p>ph1dream.png</text:p>
          </table:table-cell>
          <table:table-cell office:value-type="string">
            <text:p>ph1dream2.png</text:p>
          </table:table-cell>
          <table:table-cell office:value-type="string">
            <text:p>ph1dream3.png</text:p>
          </table:table-cell>
        </table:table-row>
        <table:table-row table:style-name="ro1">
          <table:table-cell office:value-type="string">
            <text:p>ph2.jpg</text:p>
          </table:table-cell>
          <table:table-cell office:value-type="string">
            <text:p>ph2dream.png</text:p>
          </table:table-cell>
          <table:table-cell office:value-type="string">
            <text:p>ph2dream2.png</text:p>
          </table:table-cell>
          <table:table-cell office:value-type="string">
            <text:p>ph2dream3.png</text:p>
          </table:table-cell>
        </table:table-row>
        <table:table-row table:style-name="ro1">
          <table:table-cell office:value-type="string">
            <text:p>pol1.jpg</text:p>
          </table:table-cell>
          <table:table-cell office:value-type="string">
            <text:p>pol1dream.png</text:p>
          </table:table-cell>
          <table:table-cell office:value-type="string">
            <text:p>pol1dream2.png</text:p>
          </table:table-cell>
          <table:table-cell office:value-type="string">
            <text:p>pol1dream3.png</text:p>
          </table:table-cell>
        </table:table-row>
        <table:table-row table:style-name="ro1">
          <table:table-cell office:value-type="string">
            <text:p>pol2.jpg</text:p>
          </table:table-cell>
          <table:table-cell office:value-type="string">
            <text:p>pol2dream.png</text:p>
          </table:table-cell>
          <table:table-cell office:value-type="string">
            <text:p>pol2dream2.png</text:p>
          </table:table-cell>
          <table:table-cell office:value-type="string">
            <text:p>pol2dream3.png</text:p>
          </table:table-cell>
        </table:table-row>
        <table:table-row table:style-name="ro1">
          <table:table-cell office:value-type="string">
            <text:p>pol3.jpg</text:p>
          </table:table-cell>
          <table:table-cell office:value-type="string">
            <text:p>pol3dream.png</text:p>
          </table:table-cell>
          <table:table-cell office:value-type="string">
            <text:p>pol3dream2.png</text:p>
          </table:table-cell>
          <table:table-cell office:value-type="string">
            <text:p>pol3dream3.png</text:p>
          </table:table-cell>
        </table:table-row>
        <table:table-row table:style-name="ro1">
          <table:table-cell office:value-type="string">
            <text:p>pol4.jpg</text:p>
          </table:table-cell>
          <table:table-cell office:value-type="string">
            <text:p>pol4dream.png</text:p>
          </table:table-cell>
          <table:table-cell office:value-type="string">
            <text:p>pol4dream2.png</text:p>
          </table:table-cell>
          <table:table-cell office:value-type="string">
            <text:p>pol4dream3.png</text:p>
          </table:table-cell>
        </table:table-row>
        <table:table-row table:style-name="ro1">
          <table:table-cell office:value-type="string">
            <text:p>pol5.jpg</text:p>
          </table:table-cell>
          <table:table-cell office:value-type="string">
            <text:p>pol5dream.png</text:p>
          </table:table-cell>
          <table:table-cell office:value-type="string">
            <text:p>pol5dream2.png</text:p>
          </table:table-cell>
          <table:table-cell office:value-type="string">
            <text:p>pol5dream3.png</text:p>
          </table:table-cell>
        </table:table-row>
        <table:table-row table:style-name="ro1">
          <table:table-cell office:value-type="string">
            <text:p>pol6.jpg</text:p>
          </table:table-cell>
          <table:table-cell office:value-type="string">
            <text:p>pol6dream.png</text:p>
          </table:table-cell>
          <table:table-cell office:value-type="string">
            <text:p>pol6dream2.png</text:p>
          </table:table-cell>
          <table:table-cell office:value-type="string">
            <text:p>pol6dream3.png</text:p>
          </table:table-cell>
        </table:table-row>
        <table:table-row table:style-name="ro1">
          <table:table-cell office:value-type="string">
            <text:p>pol7.jpg</text:p>
          </table:table-cell>
          <table:table-cell office:value-type="string">
            <text:p>pol7dream.png</text:p>
          </table:table-cell>
          <table:table-cell office:value-type="string">
            <text:p>pol7dream2.png</text:p>
          </table:table-cell>
          <table:table-cell office:value-type="string">
            <text:p>pol7dream3.png</text:p>
          </table:table-cell>
        </table:table-row>
        <table:table-row table:style-name="ro1">
          <table:table-cell office:value-type="string">
            <text:p>u1.jpg</text:p>
          </table:table-cell>
          <table:table-cell office:value-type="string">
            <text:p>u1dream.png</text:p>
          </table:table-cell>
          <table:table-cell office:value-type="string">
            <text:p>u1dream2.png</text:p>
          </table:table-cell>
          <table:table-cell office:value-type="string">
            <text:p>u1dream3.png</text:p>
          </table:table-cell>
        </table:table-row>
        <table:table-row table:style-name="ro1">
          <table:table-cell office:value-type="string">
            <text:p>u2.jpg</text:p>
          </table:table-cell>
          <table:table-cell office:value-type="string">
            <text:p>u2dream.png</text:p>
          </table:table-cell>
          <table:table-cell office:value-type="string">
            <text:p>u2dream2.png</text:p>
          </table:table-cell>
          <table:table-cell office:value-type="string">
            <text:p>u2dream3.png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9">19.07.2015</text:date>, <text:time>23:2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46S</meta:editing-duration>
    <meta:editing-cycles>3</meta:editing-cycles>
    <meta:generator>OpenOffice/4.1.1$Win32 OpenOffice.org_project/411m6$Build-9775</meta:generator>
    <dc:date>2015-07-19T23:22:32.13</dc:date>
    <dc:creator>Bartosz Makuch</dc:creator>
    <meta:document-statistic meta:table-count="3" meta:cell-count="284" meta:object-count="0"/>
    <meta:user-defined meta:name="Info 1"/>
    <meta:user-defined meta:name="Info 2"/>
    <meta:user-defined meta:name="Info 3"/>
    <meta:user-defined meta:name="Info 4"/>
  </office:meta>
</office:document-meta>
</file>